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'Hauts Elfes'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'Hauts Elfes'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'Hauts Elfes'.K4">
          <table:error-message table:message-type="stop" table:display="true"/>
        </table:content-validation>
        <table:content-validation table:name="val4" table:condition="of:cell-content-is-in-list(&quot;0&quot;;&quot;1&quot;;&quot;2&quot;;&quot;&quot;)" table:allow-empty-cell="false" table:display-list="unsorted" table:base-cell-address="'Hauts Elfes'.K5">
          <table:error-message table:message-type="stop" table:display="true"/>
        </table:content-validation>
        <table:content-validation table:name="val5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'Hauts Elfes'.K12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'Hauts Elfes'.K11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unsorted" table:base-cell-address="'Hauts Elfes'.K6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unsorted" table:base-cell-address="Nains.K5"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;&quot;&quot;)" table:allow-empty-cell="false" table:display-list="unsorted" table:base-cell-address="'Hauts Elfes'.K7"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;&quot;5&quot;;&quot;6&quot;)" table:allow-empty-cell="true" table:display-list="unsorted" table:base-cell-address="Skavens.K3">
          <table:error-message table:message-type="stop" table:display="true"/>
        </table:content-validation>
        <table:content-validation table:name="val11" table:condition="of:cell-content-is-in-list(&quot;0&quot;;&quot;1&quot;;&quot;2&quot;;&quot;&quot;)" table:allow-empty-cell="true" table:display-list="unsorted" table:base-cell-address="Skavens.K4">
          <table:error-message table:message-type="stop" table:display="true"/>
        </table:content-validation>
        <table:content-validation table:name="val12" table:condition="of:cell-content-is-in-list(&quot;0&quot;;&quot;1&quot;;&quot;&quot;)" table:allow-empty-cell="false" table:display-list="unsorted" table:base-cell-address="Skavens.K5">
          <table:error-message table:message-type="stop" table:display="true"/>
        </table:content-validation>
      </table:content-validations>
      <table:table table:name="Hauts Elfe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e, Lancé prudent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7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+M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, Prise sûr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+M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Gutt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Dague suintant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+M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Rat Ogre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hâtaigne, Queue Préhensile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+M</text:p>
          </table:table-cell>
          <table:table-cell table:style-name="ce13" table:content-validation-name="val7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 du Chao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Runner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+P+A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6</text:p>
          </table:table-cell>
          <table:table-cell office:value-type="string" calcext:value-type="string">
            <text:p>Block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0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30000" calcext:value-type="float">
            <text:p>130 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, Equilibr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1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Minotaure</text:p>
          </table:table-cell>
          <table:table-cell office:value-type="float" office:value="150000" calcext:value-type="float">
            <text:p>150 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ornes, Châtaigne, Crâne épais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P+A+M</text:p>
          </table:table-cell>
          <table:table-cell table:content-validation-name="val12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1:43:20.5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24T11:50:02.036000000</dc:date>
    <dc:creator>Stéphane Kmieciak</dc:creator>
    <meta:editing-duration>PT10H21M31S</meta:editing-duration>
    <meta:editing-cycles>17</meta:editing-cycles>
    <meta:generator>LibreOffice/5.1.1.3$Windows_X86_64 LibreOffice_project/89f508ef3ecebd2cfb8e1def0f0ba9a803b88a6d</meta:generator>
    <meta:document-statistic meta:table-count="5" meta:cell-count="467" meta:object-count="0"/>
  </office:meta>
</office:document-meta>
</file>